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6.006cm" svg:height="9.004cm" svg:x="0cm" svg:y="3.294cm">
            <draw:object draw:notify-on-update-of-ranges="Лист1.A2:Лист1.A7 Лист1.B1:Лист1.B1 Лист1.B2:Лист1.B7 Лист1.G1:Лист1.G1 Лист1.G2:Лист1.G7 Лист1.A2:Лист1.A7 Лист1.A2:Лист1.A7 Лист1.D1:Лист1.D1 Лист1.D2:Лист1.D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79cm" svg:height="9.004cm" svg:x="0cm" svg:y="12.694cm">
            <draw:object draw:notify-on-update-of-ranges="Лист1.A2:Лист1.A7 Лист1.C1:Лист1.C1 Лист1.C2:Лист1.C7 Лист1.A2:Лист1.A7 Лист1.E1:Лист1.E1 Лист1.E2:Лист1.E7 Лист1.H1:Лист1.H1 Лист1.H2:Лист1.H7 Лист1.A2:Лист1.A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94cm" svg:height="9.004cm" svg:x="16.955cm" svg:y="3.347cm">
            <draw:object draw:notify-on-update-of-ranges="Лист1.A1:Лист1.A1 Лист1.A2:Лист1.A7 Лист1.F1:Лист1.F1 Лист1.F2:Лист1.F7 Лист1.A1:Лист1.A1 Лист1.A2:Лист1.A7 Лист1.I1:Лист1.I1 Лист1.I2:Лист1.I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Число потоков</text:p>
          </table:table-cell>
          <table:table-cell table:style-name="Default" office:value-type="string" calcext:value-type="string">
            <text:p>Ускорение теор.</text:p>
          </table:table-cell>
          <table:table-cell table:style-name="Default" office:value-type="string" calcext:value-type="string">
            <text:p>Эффективность теор.</text:p>
          </table:table-cell>
          <table:table-cell table:style-name="Default" office:value-type="string" calcext:value-type="string">
            <text:p>Ускорение OpenMP</text:p>
          </table:table-cell>
          <table:table-cell table:style-name="Default" office:value-type="string" calcext:value-type="string">
            <text:p>Эффективность OpenMP</text:p>
          </table:table-cell>
          <table:table-cell office:value-type="string" calcext:value-type="string">
            <text:p>Время работы OpenMP</text:p>
          </table:table-cell>
          <table:table-cell office:value-type="string" calcext:value-type="string">
            <text:p>Ускорение MPI</text:p>
          </table:table-cell>
          <table:table-cell office:value-type="string" calcext:value-type="string">
            <text:p>Эффективность MPI</text:p>
          </table:table-cell>
          <table:table-cell office:value-type="string" calcext:value-type="string">
            <text:p>Время работы M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[.$F$2] / [.F2]" office:value-type="float" office:value="1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7" calcext:value-type="float">
            <text:p>0,97</text:p>
          </table:table-cell>
          <table:table-cell table:style-name="ce1" table:formula="of:=[.$F$2] / [.I2]" office:value-type="float" office:value="1.01041666666667" calcext:value-type="float">
            <text:p>1,01</text:p>
          </table:table-cell>
          <table:table-cell table:style-name="ce1" office:value-type="float" office:value="1" calcext:value-type="float">
            <text:p>1,00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</text:p>
          </table:table-cell>
          <table:table-cell table:formula="of:=[.B3]/[.$A3]" office:value-type="float" office:value="1" calcext:value-type="float">
            <text:p>1,00</text:p>
          </table:table-cell>
          <table:table-cell table:formula="of:=[.$F$2] / [.F3]" office:value-type="float" office:value="2.36585365853659" calcext:value-type="float">
            <text:p>2,37</text:p>
          </table:table-cell>
          <table:table-cell table:formula="of:=[.D3]/[.$A3]" office:value-type="float" office:value="1.18292682926829" calcext:value-type="float">
            <text:p>1,18</text:p>
          </table:table-cell>
          <table:table-cell office:value-type="float" office:value="0.41" calcext:value-type="float">
            <text:p>0,41</text:p>
          </table:table-cell>
          <table:table-cell table:style-name="ce1" table:formula="of:=[.$F$2] / [.I3]" office:value-type="float" office:value="1.94" calcext:value-type="float">
            <text:p>1,94</text:p>
          </table:table-cell>
          <table:table-cell table:style-name="ce1" table:formula="of:=[.G3]/[.$A3]" office:value-type="float" office:value="0.97" calcext:value-type="float">
            <text:p>0,97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,00</text:p>
          </table:table-cell>
          <table:table-cell table:formula="of:=[.B4]/[.$A4]" office:value-type="float" office:value="1" calcext:value-type="float">
            <text:p>1,00</text:p>
          </table:table-cell>
          <table:table-cell table:formula="of:=[.$F$2] / [.F4]" office:value-type="float" office:value="3.3448275862069" calcext:value-type="float">
            <text:p>3,34</text:p>
          </table:table-cell>
          <table:table-cell table:formula="of:=[.D4]/[.$A4]" office:value-type="float" office:value="1.11494252873563" calcext:value-type="float">
            <text:p>1,11</text:p>
          </table:table-cell>
          <table:table-cell office:value-type="float" office:value="0.29" calcext:value-type="float">
            <text:p>0,29</text:p>
          </table:table-cell>
          <table:table-cell table:style-name="ce1" table:formula="of:=[.$F$2] / [.I4]" office:value-type="float" office:value="2.77142857142857" calcext:value-type="float">
            <text:p>2,77</text:p>
          </table:table-cell>
          <table:table-cell table:style-name="ce1" table:formula="of:=[.G4]/[.$A4]" office:value-type="float" office:value="0.923809523809524" calcext:value-type="float">
            <text:p>0,92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,00</text:p>
          </table:table-cell>
          <table:table-cell table:formula="of:=[.B5]/[.$A5]" office:value-type="float" office:value="1" calcext:value-type="float">
            <text:p>1,00</text:p>
          </table:table-cell>
          <table:table-cell table:formula="of:=[.$F$2] / [.F5]" office:value-type="float" office:value="4.61904761904762" calcext:value-type="float">
            <text:p>4,62</text:p>
          </table:table-cell>
          <table:table-cell table:formula="of:=[.D5]/[.$A5]" office:value-type="float" office:value="1.1547619047619" calcext:value-type="float">
            <text:p>1,15</text:p>
          </table:table-cell>
          <table:table-cell office:value-type="float" office:value="0.21" calcext:value-type="float">
            <text:p>0,21</text:p>
          </table:table-cell>
          <table:table-cell table:style-name="ce1" table:formula="of:=[.$F$2] / [.I5]" office:value-type="float" office:value="3.46428571428571" calcext:value-type="float">
            <text:p>3,46</text:p>
          </table:table-cell>
          <table:table-cell table:style-name="ce1" table:formula="of:=[.G5]/[.$A5]" office:value-type="float" office:value="0.866071428571429" calcext:value-type="float">
            <text:p>0,87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,00</text:p>
          </table:table-cell>
          <table:table-cell table:formula="of:=[.B6]/[.$A6]" office:value-type="float" office:value="1" calcext:value-type="float">
            <text:p>1,00</text:p>
          </table:table-cell>
          <table:table-cell table:formula="of:=[.$F$2] / [.F6]" office:value-type="float" office:value="4.85" calcext:value-type="float">
            <text:p>4,85</text:p>
          </table:table-cell>
          <table:table-cell table:formula="of:=[.D6]/[.$A6]" office:value-type="float" office:value="0.97" calcext:value-type="float">
            <text:p>0,97</text:p>
          </table:table-cell>
          <table:table-cell office:value-type="float" office:value="0.2" calcext:value-type="float">
            <text:p>0,2</text:p>
          </table:table-cell>
          <table:table-cell table:style-name="ce1" table:formula="of:=[.$F$2] / [.I6]" office:value-type="float" office:value="3.88" calcext:value-type="float">
            <text:p>3,88</text:p>
          </table:table-cell>
          <table:table-cell table:style-name="ce1" table:formula="of:=[.G6]/[.$A6]" office:value-type="float" office:value="0.776" calcext:value-type="float">
            <text:p>0,78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,00</text:p>
          </table:table-cell>
          <table:table-cell table:formula="of:=[.B7]/[.$A7]" office:value-type="float" office:value="1" calcext:value-type="float">
            <text:p>1,00</text:p>
          </table:table-cell>
          <table:table-cell table:formula="of:=[.$F$2] / [.F7]" office:value-type="float" office:value="6.0625" calcext:value-type="float">
            <text:p>6,06</text:p>
          </table:table-cell>
          <table:table-cell table:formula="of:=[.D7]/[.$A7]" office:value-type="float" office:value="1.01041666666667" calcext:value-type="float">
            <text:p>1,01</text:p>
          </table:table-cell>
          <table:table-cell office:value-type="float" office:value="0.16" calcext:value-type="float">
            <text:p>0,16</text:p>
          </table:table-cell>
          <table:table-cell table:style-name="ce1" table:formula="of:=[.$F$2] / [.I7]" office:value-type="float" office:value="4.40909090909091" calcext:value-type="float">
            <text:p>4,41</text:p>
          </table:table-cell>
          <table:table-cell table:style-name="ce1" table:formula="of:=[.G7]/[.$A7]" office:value-type="float" office:value="0.734848484848485" calcext:value-type="float">
            <text:p>0,73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number:min-decimal-places="13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2T18:02:09.298000000</dc:date>
    <meta:editing-duration>PT4H13M48S</meta:editing-duration>
    <meta:editing-cycles>7</meta:editing-cycles>
    <meta:generator>LibreOffice/7.4.1.2$Windows_X86_64 LibreOffice_project/3c58a8f3a960df8bc8fd77b461821e42c061c5f0</meta:generator>
    <meta:document-statistic meta:table-count="1" meta:cell-count="63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scatter" chart:style-name="ch1">
        <chart:legend chart:legend-position="end" svg:x="10.588cm" svg:y="3.705cm" style:legend-expansion="high" chart:style-name="ch2"/>
        <chart:plot-area chart:style-name="ch3" table:cell-range-address="Лист1.A2:Лист1.A7 Лист1.C1:Лист1.C7 Лист1.E1:Лист1.E7 Лист1.H1:Лист1.H7" chart:data-source-has-labels="row" svg:x="0.319cm" svg:y="0.18cm" svg:width="9.95cm" svg:height="8.645cm">
          <chart:coordinate-region svg:x="1.231cm" svg:y="0.38cm" svg:width="8.944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C2:Лист1.C7" chart:label-cell-address="Лист1.C1:Лист1.C1" chart:class="chart:scatter">
            <chart:domain table:cell-range-address="Лист1.A2:Лист1.A7"/>
            <chart:data-point chart:repeated="6"/>
          </chart:series>
          <chart:series chart:style-name="ch8" chart:values-cell-range-address="Лист1.E2:Лист1.E7" chart:label-cell-address="Лист1.E1:Лист1.E1" chart:class="chart:scatter">
            <chart:data-point chart:repeated="6"/>
          </chart:series>
          <chart:series chart:style-name="ch9" chart:values-cell-range-address="Лист1.H2:Лист1.H7" chart:label-cell-address="Лист1.H1:Лист1.H1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Эффективность теор.</text:p>
                <draw:g>
                  <svg:desc>Лист1.C1:Лист1.C1</svg:desc>
                </draw:g>
              </table:table-cell>
              <table:table-cell office:value-type="string">
                <text:p>Эффективность OpenMP</text:p>
                <draw:g>
                  <svg:desc>Лист1.E1:Лист1.E1</svg:desc>
                </draw:g>
              </table:table-cell>
              <table:table-cell office:value-type="string">
                <text:p>Эффективность MPI</text:p>
                <draw:g>
                  <svg:desc>Лист1.H1:Лист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7</svg:desc>
                </draw:g>
              </table:table-cell>
              <table:table-cell office:value-type="float" office:value="1">
                <text:p>1</text:p>
                <draw:g>
                  <svg:desc>Лист1.C2:Лист1.C7</svg:desc>
                </draw:g>
              </table:table-cell>
              <table:table-cell office:value-type="float" office:value="1">
                <text:p>1</text:p>
                <draw:g>
                  <svg:desc>Лист1.E2:Лист1.E7</svg:desc>
                </draw:g>
              </table:table-cell>
              <table:table-cell office:value-type="float" office:value="1">
                <text:p>1</text:p>
                <draw:g>
                  <svg:desc>Лист1.H2:Лист1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18292682926829">
                <text:p>1.18292682926829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11494252873563">
                <text:p>1.11494252873563</text:p>
              </table:table-cell>
              <table:table-cell office:value-type="float" office:value="0.923809523809524">
                <text:p>0.9238095238095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1547619047619">
                <text:p>1.1547619047619</text:p>
              </table:table-cell>
              <table:table-cell office:value-type="float" office:value="0.866071428571429">
                <text:p>0.8660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.01041666666667">
                <text:p>1.01041666666667</text:p>
              </table:table-cell>
              <table:table-cell office:value-type="float" office:value="0.734848484848485">
                <text:p>0.7348484848484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column-mapping="3 2" chart:style-name="ch1">
        <chart:legend chart:legend-position="end" svg:x="11.541cm" svg:y="3.705cm" style:legend-expansion="high" chart:style-name="ch2"/>
        <chart:plot-area chart:style-name="ch3" table:cell-range-address="Лист1.A2:Лист1.B7 Лист1.B1:Лист1.B1 Лист1.G1:Лист1.G7 Лист1.D1:Лист1.D7" chart:data-source-has-labels="row" svg:x="0.32cm" svg:y="0.18cm" svg:width="10.901cm" svg:height="8.645cm">
          <chart:coordinate-region svg:x="1.232cm" svg:y="0.38cm" svg:width="9.895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7" chart:label-cell-address="Лист1.B1:Лист1.B1" chart:class="chart:scatter">
            <chart:domain table:cell-range-address="Лист1.A2:Лист1.A7"/>
            <chart:data-point chart:repeated="6"/>
          </chart:series>
          <chart:series chart:style-name="ch8" chart:values-cell-range-address="Лист1.G2:Лист1.G7" chart:label-cell-address="Лист1.G1:Лист1.G1" chart:class="chart:scatter">
            <chart:data-point chart:repeated="6"/>
          </chart:series>
          <chart:series chart:style-name="ch9" chart:values-cell-range-address="Лист1.D2:Лист1.D7" chart:label-cell-address="Лист1.D1:Лист1.D1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Ускорение теор.</text:p>
                <draw:g>
                  <svg:desc>Лист1.B1:Лист1.B1</svg:desc>
                </draw:g>
              </table:table-cell>
              <table:table-cell office:value-type="string">
                <text:p>Ускорение MPI</text:p>
                <draw:g>
                  <svg:desc>Лист1.G1:Лист1.G1</svg:desc>
                </draw:g>
              </table:table-cell>
              <table:table-cell office:value-type="string">
                <text:p>Ускорение OpenMP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7</svg:desc>
                </draw:g>
              </table:table-cell>
              <table:table-cell office:value-type="float" office:value="1">
                <text:p>1</text:p>
                <draw:g>
                  <svg:desc>Лист1.B2:Лист1.B7</svg:desc>
                </draw:g>
              </table:table-cell>
              <table:table-cell office:value-type="float" office:value="1.01041666666667">
                <text:p>1.01041666666667</text:p>
                <draw:g>
                  <svg:desc>Лист1.G2:Лист1.G7</svg:desc>
                </draw:g>
              </table:table-cell>
              <table:table-cell office:value-type="float" office:value="1">
                <text:p>1</text:p>
                <draw:g>
                  <svg:desc>Лист1.D2:Лист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4">
                <text:p>1.94</text:p>
              </table:table-cell>
              <table:table-cell office:value-type="float" office:value="2.36585365853659">
                <text:p>2.36585365853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77142857142857">
                <text:p>2.77142857142857</text:p>
              </table:table-cell>
              <table:table-cell office:value-type="float" office:value="3.3448275862069">
                <text:p>3.3448275862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46428571428571">
                <text:p>3.46428571428571</text:p>
              </table:table-cell>
              <table:table-cell office:value-type="float" office:value="4.61904761904762">
                <text:p>4.61904761904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88">
                <text:p>3.88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40909090909091">
                <text:p>4.40909090909091</text:p>
              </table:table-cell>
              <table:table-cell office:value-type="float" office:value="6.0625">
                <text:p>6.0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scatter" chart:style-name="ch1">
        <chart:legend chart:legend-position="end" svg:x="10.92cm" svg:y="3.954cm" style:legend-expansion="high" chart:style-name="ch2"/>
        <chart:plot-area chart:style-name="ch3" table:cell-range-address="Лист1.A1:Лист1.A7 Лист1.F1:Лист1.F7 Лист1.I1:Лист1.I7" chart:data-source-has-labels="row" svg:x="0.319cm" svg:y="0.18cm" svg:width="10.282cm" svg:height="8.645cm">
          <chart:coordinate-region svg:x="1.046cm" svg:y="0.38cm" svg:width="9.461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F2:Лист1.F7" chart:label-cell-address="Лист1.F1:Лист1.F1" chart:class="chart:scatter">
            <chart:domain table:cell-range-address="Лист1.A2:Лист1.A7"/>
            <chart:data-point chart:repeated="6"/>
          </chart:series>
          <chart:series chart:style-name="ch8" chart:values-cell-range-address="Лист1.I2:Лист1.I7" chart:label-cell-address="Лист1.I1:Лист1.I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Время работы OpenMP</text:p>
                <draw:g>
                  <svg:desc>Лист1.F1:Лист1.F1</svg:desc>
                </draw:g>
              </table:table-cell>
              <table:table-cell office:value-type="string">
                <text:p>Время работы MPI</text:p>
                <draw:g>
                  <svg:desc>Лист1.I1:Лист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7</svg:desc>
                </draw:g>
              </table:table-cell>
              <table:table-cell office:value-type="float" office:value="0.97">
                <text:p>0.97</text:p>
                <draw:g>
                  <svg:desc>Лист1.F2:Лист1.F7</svg:desc>
                </draw:g>
              </table:table-cell>
              <table:table-cell office:value-type="float" office:value="0.96">
                <text:p>0.96</text:p>
                <draw:g>
                  <svg:desc>Лист1.I2:Лист1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1">
                <text:p>0.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9">
                <text:p>0.2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1">
                <text:p>0.2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6">
                <text:p>0.16</text:p>
              </table:table-cell>
              <table:table-cell office:value-type="float" office:value="0.22">
                <text:p>0.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